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XMLSchema.new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Schema.getFeature( String featur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Schema.newValidat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Schema.AbstractXMLSche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Schema.setFeature( String featureId , boolean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